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ython Choices Explanation Report</text:p>
      <text:p text:style-name="Preformatted_20_Text">Project: MCP CNN project</text:p>
      <text:p text:style-name="Preformatted_20_Text">Date: 2026-03-05</text:p>
      <text:p text:style-name="Preformatted_20_Text"/>
      <text:p text:style-name="Preformatted_20_Text">=================================================================</text:p>
      <text:p text:style-name="Preformatted_20_Text">1) Purpose of this report</text:p>
      <text:p text:style-name="Preformatted_20_Text">=================================================================</text:p>
      <text:p text:style-name="Preformatted_20_Text"/>
      <text:p text:style-name="Preformatted_20_Text">This report explains why specific Python choices were made in the project code.</text:p>
      <text:p text:style-name="Preformatted_20_Text">It covers language-level choices, library choices, architectural choices, and runtime behavior choices across the `src/` modules.</text:p>
      <text:p text:style-name="Preformatted_20_Text"/>
      <text:p text:style-name="Preformatted_20_Text"/>
      <text:p text:style-name="Preformatted_20_Text">=================================================================</text:p>
      <text:p text:style-name="Preformatted_20_Text">2) Global Python choices used across files</text:p>
      <text:p text:style-name="Preformatted_20_Text">=================================================================</text:p>
      <text:p text:style-name="Preformatted_20_Text"/>
      <text:p text:style-name="Preformatted_20_Text">2.1 `from __future__ import annotations`</text:p>
      <text:p text:style-name="Preformatted_20_Text">- Where: all main source files.</text:p>
      <text:p text:style-name="Preformatted_20_Text">- Choice: postponed evaluation of type annotations.</text:p>
      <text:p text:style-name="Preformatted_20_Text">- Why:</text:p>
      <text:p text:style-name="Preformatted_20_Text"><text:s text:c="2"/>- avoids runtime issues with forward references</text:p>
      <text:p text:style-name="Preformatted_20_Text"><text:s text:c="2"/>- keeps typing clean and lightweight at runtime</text:p>
      <text:p text:style-name="Preformatted_20_Text"><text:s text:c="2"/>- good compatibility pattern for static analysis tools</text:p>
      <text:p text:style-name="Preformatted_20_Text"/>
      <text:p text:style-name="Preformatted_20_Text">2.2 Type hints (`dict[str, Any]`, `tuple[int, int]`, etc.)</text:p>
      <text:p text:style-name="Preformatted_20_Text">- Choice: explicit typing for function signatures.</text:p>
      <text:p text:style-name="Preformatted_20_Text">- Why:</text:p>
      <text:p text:style-name="Preformatted_20_Text"><text:s text:c="2"/>- improves readability and intent clarity</text:p>
      <text:p text:style-name="Preformatted_20_Text"><text:s text:c="2"/>- helps IDE autocomplete and linting</text:p>
      <text:p text:style-name="Preformatted_20_Text"><text:s text:c="2"/>- lowers risk of misuse of config/data structures</text:p>
      <text:p text:style-name="Preformatted_20_Text"/>
      <text:p text:style-name="Preformatted_20_Text">2.3 `pathlib.Path` over string path concatenation</text:p>
      <text:p text:style-name="Preformatted_20_Text">- Choice: use `Path` for filesystem operations.</text:p>
      <text:p text:style-name="Preformatted_20_Text">- Why:</text:p>
      <text:p text:style-name="Preformatted_20_Text"><text:s text:c="2"/>- safer and clearer path manipulation</text:p>
      <text:p text:style-name="Preformatted_20_Text"><text:s text:c="2"/>- OS-agnostic behavior</text:p>
      <text:p text:style-name="Preformatted_20_Text"><text:s text:c="2"/>- easier parent/exists checks and file IO operations</text:p>
      <text:p text:style-name="Preformatted_20_Text"/>
      <text:p text:style-name="Preformatted_20_Text">2.4 `argparse` for CLI interfaces</text:p>
      <text:p text:style-name="Preformatted_20_Text">- Choice: each runnable script defines `parse_args()`.</text:p>
      <text:p text:style-name="Preformatted_20_Text">- Why:</text:p>
      <text:p text:style-name="Preformatted_20_Text"><text:s text:c="2"/>- standard library dependency (no extra package)</text:p>
      <text:p text:style-name="Preformatted_20_Text"><text:s text:c="2"/>- predictable interface for automation</text:p>
      <text:p text:style-name="Preformatted_20_Text"><text:s text:c="2"/>- explicit contract for config/image arguments</text:p>
      <text:p text:style-name="Preformatted_20_Text"/>
      <text:p text:style-name="Preformatted_20_Text">2.5 Centralized config loading</text:p>
      <text:p text:style-name="Preformatted_20_Text">- Choice: `src/utils/config.py::load_yaml` used by all entrypoints.</text:p>
      <text:p text:style-name="Preformatted_20_Text">- Why:</text:p>
      <text:p text:style-name="Preformatted_20_Text"><text:s text:c="2"/>- single source of truth for config parsing</text:p>
      <text:p text:style-name="Preformatted_20_Text"><text:s text:c="2"/>- shared error behavior (`FileNotFoundError`, schema-type guard)</text:p>
      <text:p text:style-name="Preformatted_20_Text"><text:s text:c="2"/>- easier future enhancements (schema validation)</text:p>
      <text:p text:style-name="Preformatted_20_Text"/>
      <text:p text:style-name="Preformatted_20_Text">2.6 Centralized logging utility</text:p>
      <text:p text:style-name="Preformatted_20_Text">- Choice: `src/utils/logging_utils.py::get_logger`.</text:p>
      <text:p text:style-name="Preformatted_20_Text">- Why:</text:p>
      <text:p text:style-name="Preformatted_20_Text"><text:s text:c="2"/>- consistent log formatting across modules</text:p>
      <text:p text:style-name="Preformatted_20_Text"><text:s text:c="2"/>- avoids duplicated logger setup code</text:p>
      <text:p text:style-name="Preformatted_20_Text"><text:s text:c="2"/>- practical for monitoring train/eval runs</text:p>
      <text:p text:style-name="Preformatted_20_Text"/>
      <text:p text:style-name="Preformatted_20_Text"/>
      <text:p text:style-name="Preformatted_20_Text">=================================================================</text:p>
      <text:p text:style-name="Preformatted_20_Text">3) Library choices and why they fit this project</text:p>
      <text:p text:style-name="Preformatted_20_Text">=================================================================</text:p>
      <text:p text:style-name="Preformatted_20_Text"/>
      <text:p text:style-name="Preformatted_20_Text">3.1 TensorFlow / Keras</text:p>
      <text:p text:style-name="Preformatted_20_Text">- Choice: TensorFlow for model, training, evaluation, and tf.data pipelines.</text:p>
      <text:p text:style-name="Preformatted_20_Text">- Why:</text:p>
      <text:p text:style-name="Preformatted_20_Text"><text:s text:c="2"/>- integrated end-to-end DL workflow</text:p>
      <text:p text:style-name="Preformatted_20_Text"><text:s text:c="2"/>- easy model save/load and callback support</text:p>
      <text:p text:style-name="Preformatted_20_Text"><text:s text:c="2"/>- mature image pipeline tools and deployment options</text:p>
      <text:p text:style-name="Preformatted_20_Text"/>
      <text:p text:style-name="Preformatted_20_Text">3.2 NumPy</text:p>
      <text:p text:style-name="Preformatted_20_Text">- Choice: used for inference argmax/probability handling.</text:p>
      <text:p text:style-name="Preformatted_20_Text">- Why:</text:p>
      <text:p text:style-name="Preformatted_20_Text"><text:s text:c="2"/>- lightweight numerical array operations</text:p>
      <text:p text:style-name="Preformatted_20_Text"><text:s text:c="2"/>- standard for model post-processing</text:p>
      <text:p text:style-name="Preformatted_20_Text"/>
      <text:p text:style-name="Preformatted_20_Text">3.3 Pandas</text:p>
      <text:p text:style-name="Preformatted_20_Text">- Choice: export training history to CSV.</text:p>
      <text:p text:style-name="Preformatted_20_Text">- Why:</text:p>
      <text:p text:style-name="Preformatted_20_Text"><text:s text:c="2"/>- simple conversion from `history.history` dict</text:p>
      <text:p text:style-name="Preformatted_20_Text"><text:s text:c="2"/>- straightforward downstream plotting/reporting</text:p>
      <text:p text:style-name="Preformatted_20_Text"/>
      <text:p text:style-name="Preformatted_20_Text">3.4 PyYAML</text:p>
      <text:p text:style-name="Preformatted_20_Text">- Choice: parse YAML config files.</text:p>
      <text:p text:style-name="Preformatted_20_Text">- Why:</text:p>
      <text:p text:style-name="Preformatted_20_Text"><text:s text:c="2"/>- human-readable experiment config format</text:p>
      <text:p text:style-name="Preformatted_20_Text"><text:s text:c="2"/>- cleaner than hardcoded constants in code</text:p>
      <text:p text:style-name="Preformatted_20_Text"/>
      <text:p text:style-name="Preformatted_20_Text">3.5 PIL (Pillow)</text:p>
      <text:p text:style-name="Preformatted_20_Text">- Choice: single-image loading/resizing for inference and GUI preview.</text:p>
      <text:p text:style-name="Preformatted_20_Text">- Why:</text:p>
      <text:p text:style-name="Preformatted_20_Text"><text:s text:c="2"/>- robust image format support</text:p>
      <text:p text:style-name="Preformatted_20_Text"><text:s text:c="2"/>- simple API for preprocessing and UI thumbnails</text:p>
      <text:p text:style-name="Preformatted_20_Text"/>
      <text:p text:style-name="Preformatted_20_Text">3.6 Tkinter</text:p>
      <text:p text:style-name="Preformatted_20_Text">- Choice: desktop GUI in `gui_predict.py`.</text:p>
      <text:p text:style-name="Preformatted_20_Text">- Why:</text:p>
      <text:p text:style-name="Preformatted_20_Text"><text:s text:c="2"/>- built-in with Python (no external web framework needed)</text:p>
      <text:p text:style-name="Preformatted_20_Text"><text:s text:c="2"/>- enough for a local uploader + prediction interface</text:p>
      <text:p text:style-name="Preformatted_20_Text"><text:s text:c="2"/>- fast to integrate for assignment/demo workflows</text:p>
      <text:p text:style-name="Preformatted_20_Text"/>
      <text:p text:style-name="Preformatted_20_Text"/>
      <text:p text:style-name="Preformatted_20_Text">=================================================================</text:p>
      <text:p text:style-name="Preformatted_20_Text">4) File-by-file Python choices</text:p>
      <text:p text:style-name="Preformatted_20_Text">=================================================================</text:p>
      <text:p text:style-name="Preformatted_20_Text"/>
      <text:p text:style-name="Preformatted_20_Text">4.1 `src/utils/config.py`</text:p>
      <text:p text:style-name="Preformatted_20_Text"/>
      <text:p text:style-name="Preformatted_20_Text">Choice A: `yaml.safe_load`</text:p>
      <text:p text:style-name="Preformatted_20_Text">- Why: safer than full loader for untrusted YAML content.</text:p>
      <text:p text:style-name="Preformatted_20_Text"/>
      <text:p text:style-name="Preformatted_20_Text">Choice B: strict dict check after loading</text:p>
      <text:p text:style-name="Preformatted_20_Text">- Why: protects downstream code expecting mapping access.</text:p>
      <text:p text:style-name="Preformatted_20_Text"/>
      <text:p text:style-name="Preformatted_20_Text">Choice C: explicit file existence check</text:p>
      <text:p text:style-name="Preformatted_20_Text">- Why: fail-fast with actionable error.</text:p>
      <text:p text:style-name="Preformatted_20_Text"/>
      <text:p text:style-name="Preformatted_20_Text"/>
      <text:p text:style-name="Preformatted_20_Text">4.2 `src/utils/logging_utils.py`</text:p>
      <text:p text:style-name="Preformatted_20_Text"/>
      <text:p text:style-name="Preformatted_20_Text">Choice A: named logger factory</text:p>
      <text:p text:style-name="Preformatted_20_Text">- Why: module-specific logs while sharing one format.</text:p>
      <text:p text:style-name="Preformatted_20_Text"/>
      <text:p text:style-name="Preformatted_20_Text">Choice B: handler guard (`if logger.handlers`)</text:p>
      <text:p text:style-name="Preformatted_20_Text">- Why: prevents duplicate handlers when module is imported repeatedly.</text:p>
      <text:p text:style-name="Preformatted_20_Text"/>
      <text:p text:style-name="Preformatted_20_Text">Choice C: custom formatter with timestamp + level + module</text:p>
      <text:p text:style-name="Preformatted_20_Text">- Why: easier debugging for long-running training/evaluation.</text:p>
      <text:p text:style-name="Preformatted_20_Text"/>
      <text:p text:style-name="Preformatted_20_Text"/>
      <text:p text:style-name="Preformatted_20_Text">4.3 `src/features/preprocess.py`</text:p>
      <text:p text:style-name="Preformatted_20_Text"/>
      <text:p text:style-name="Preformatted_20_Text">Choice A: convert image to RGB explicitly</text:p>
      <text:p text:style-name="Preformatted_20_Text">- Why: normalizes channel assumptions for model input.</text:p>
      <text:p text:style-name="Preformatted_20_Text"/>
      <text:p text:style-name="Preformatted_20_Text">Choice B: normalize to [0,1] with float32</text:p>
      <text:p text:style-name="Preformatted_20_Text">- Why: matches training pipeline normalization.</text:p>
      <text:p text:style-name="Preformatted_20_Text"/>
      <text:p text:style-name="Preformatted_20_Text">Choice C: add batch dimension (`expand_dims`)</text:p>
      <text:p text:style-name="Preformatted_20_Text">- Why: Keras model expects shape `[batch, H, W, C]`.</text:p>
      <text:p text:style-name="Preformatted_20_Text"/>
      <text:p text:style-name="Preformatted_20_Text"/>
      <text:p text:style-name="Preformatted_20_Text">4.4 `src/data/dataset.py`</text:p>
      <text:p text:style-name="Preformatted_20_Text"/>
      <text:p text:style-name="Preformatted_20_Text">Choice A: custom file indexing helper (`_list_images_and_labels`)</text:p>
      <text:p text:style-name="Preformatted_20_Text">- Why:</text:p>
      <text:p text:style-name="Preformatted_20_Text"><text:s text:c="2"/>- full control over class discovery and file filtering</text:p>
      <text:p text:style-name="Preformatted_20_Text"><text:s text:c="2"/>- avoids runtime issues previously seen with legacy loader pools</text:p>
      <text:p text:style-name="Preformatted_20_Text"/>
      <text:p text:style-name="Preformatted_20_Text">Choice B: private helper naming (`_make_dataset`)</text:p>
      <text:p text:style-name="Preformatted_20_Text">- Why: internal implementation detail, not public API.</text:p>
      <text:p text:style-name="Preformatted_20_Text"/>
      <text:p text:style-name="Preformatted_20_Text">Choice C: tf.data pipeline from tensor slices</text:p>
      <text:p text:style-name="Preformatted_20_Text">- Why:</text:p>
      <text:p text:style-name="Preformatted_20_Text"><text:s text:c="2"/>- explicit and scalable data pipeline</text:p>
      <text:p text:style-name="Preformatted_20_Text"><text:s text:c="2"/>- good performance with map/batch/prefetch</text:p>
      <text:p text:style-name="Preformatted_20_Text"><text:s text:c="2"/>- avoids semaphore/threadpool limitations encountered in this environment</text:p>
      <text:p text:style-name="Preformatted_20_Text"/>
      <text:p text:style-name="Preformatted_20_Text">Choice D: use `AUTOTUNE` for map/prefetch</text:p>
      <text:p text:style-name="Preformatted_20_Text">- Why: delegates pipeline optimization to TensorFlow runtime.</text:p>
      <text:p text:style-name="Preformatted_20_Text"/>
      <text:p text:style-name="Preformatted_20_Text">Choice E: one-hot encoding labels in loader</text:p>
      <text:p text:style-name="Preformatted_20_Text">- Why: directly compatible with categorical cross-entropy.</text:p>
      <text:p text:style-name="Preformatted_20_Text"/>
      <text:p text:style-name="Preformatted_20_Text">Choice F: class consistency check between train/validation</text:p>
      <text:p text:style-name="Preformatted_20_Text">- Why: avoids silent train/val label misalignment.</text:p>
      <text:p text:style-name="Preformatted_20_Text"/>
      <text:p text:style-name="Preformatted_20_Text">Choice G: `infer_class_names()` helper</text:p>
      <text:p text:style-name="Preformatted_20_Text">- Why: keeps inference scripts independent of hardcoded class labels.</text:p>
      <text:p text:style-name="Preformatted_20_Text"/>
      <text:p text:style-name="Preformatted_20_Text"/>
      <text:p text:style-name="Preformatted_20_Text">4.5 `src/models/model.py`</text:p>
      <text:p text:style-name="Preformatted_20_Text"/>
      <text:p text:style-name="Preformatted_20_Text">Choice A: dedicated `build_cnn` function</text:p>
      <text:p text:style-name="Preformatted_20_Text">- Why:</text:p>
      <text:p text:style-name="Preformatted_20_Text"><text:s text:c="2"/>- architecture isolated from training logic</text:p>
      <text:p text:style-name="Preformatted_20_Text"><text:s text:c="2"/>- easier swapping/testing of model variants</text:p>
      <text:p text:style-name="Preformatted_20_Text"/>
      <text:p text:style-name="Preformatted_20_Text">Choice B: configurable model hyperparameters via `cfg`</text:p>
      <text:p text:style-name="Preformatted_20_Text">- Why: architecture is controlled by YAML, not code edits.</text:p>
      <text:p text:style-name="Preformatted_20_Text"/>
      <text:p text:style-name="Preformatted_20_Text">Choice C: Sequential API</text:p>
      <text:p text:style-name="Preformatted_20_Text">- Why: model topology is linear and easy to read for educational baseline.</text:p>
      <text:p text:style-name="Preformatted_20_Text"/>
      <text:p text:style-name="Preformatted_20_Text">Choice D: Dropout layer</text:p>
      <text:p text:style-name="Preformatted_20_Text">- Why: regularization against overfitting.</text:p>
      <text:p text:style-name="Preformatted_20_Text"/>
      <text:p text:style-name="Preformatted_20_Text"/>
      <text:p text:style-name="Preformatted_20_Text">4.6 `src/models/train.py`</text:p>
      <text:p text:style-name="Preformatted_20_Text"/>
      <text:p text:style-name="Preformatted_20_Text">Choice A: split `parse_args()` and `main()`</text:p>
      <text:p text:style-name="Preformatted_20_Text">- Why: cleaner testing/readability and standard CLI structure.</text:p>
      <text:p text:style-name="Preformatted_20_Text"/>
      <text:p text:style-name="Preformatted_20_Text">Choice B: deterministic seed setup (`tf.random.set_seed`)</text:p>
      <text:p text:style-name="Preformatted_20_Text">- Why: improves reproducibility.</text:p>
      <text:p text:style-name="Preformatted_20_Text"/>
      <text:p text:style-name="Preformatted_20_Text">Choice C: callback composition</text:p>
      <text:p text:style-name="Preformatted_20_Text">- EarlyStopping with `restore_best_weights=True`</text:p>
      <text:p text:style-name="Preformatted_20_Text"><text:s text:c="2"/>Why: final in-memory model reflects best val-loss epoch.</text:p>
      <text:p text:style-name="Preformatted_20_Text">- ModelCheckpoint (`save_best_only=True`)</text:p>
      <text:p text:style-name="Preformatted_20_Text"><text:s text:c="2"/>Why: persist best validation-accuracy checkpoint.</text:p>
      <text:p text:style-name="Preformatted_20_Text"/>
      <text:p text:style-name="Preformatted_20_Text">Choice D: export history as CSV</text:p>
      <text:p text:style-name="Preformatted_20_Text">- Why: keeps an analyzable training record independent of notebook state.</text:p>
      <text:p text:style-name="Preformatted_20_Text"/>
      <text:p text:style-name="Preformatted_20_Text">Choice E: optional secondary model save (`secondary_model_path`)</text:p>
      <text:p text:style-name="Preformatted_20_Text">- Why:</text:p>
      <text:p text:style-name="Preformatted_20_Text"><text:s text:c="2"/>- supports dual formats (`.h5` + `.keras`)</text:p>
      <text:p text:style-name="Preformatted_20_Text"><text:s text:c="2"/>- improves compatibility across tools/runtime preferences</text:p>
      <text:p text:style-name="Preformatted_20_Text"/>
      <text:p text:style-name="Preformatted_20_Text"/>
      <text:p text:style-name="Preformatted_20_Text">4.7 `src/models/evaluate.py`</text:p>
      <text:p text:style-name="Preformatted_20_Text"/>
      <text:p text:style-name="Preformatted_20_Text">Choice A: isolated evaluation entrypoint</text:p>
      <text:p text:style-name="Preformatted_20_Text">- Why: clean separation of training and benchmarking concerns.</text:p>
      <text:p text:style-name="Preformatted_20_Text"/>
      <text:p text:style-name="Preformatted_20_Text">Choice B: metrics dict JSON serialization</text:p>
      <text:p text:style-name="Preformatted_20_Text">- Why: standardized machine-readable report for automation.</text:p>
      <text:p text:style-name="Preformatted_20_Text"/>
      <text:p text:style-name="Preformatted_20_Text">Choice C: Path parent creation before write</text:p>
      <text:p text:style-name="Preformatted_20_Text">- Why: robust file output even on fresh environments.</text:p>
      <text:p text:style-name="Preformatted_20_Text"/>
      <text:p text:style-name="Preformatted_20_Text"/>
      <text:p text:style-name="Preformatted_20_Text">4.8 `src/models/predict.py`</text:p>
      <text:p text:style-name="Preformatted_20_Text"/>
      <text:p text:style-name="Preformatted_20_Text">Choice A: class inference from train directory</text:p>
      <text:p text:style-name="Preformatted_20_Text">- Why: avoids hardcoding labels.</text:p>
      <text:p text:style-name="Preformatted_20_Text"/>
      <text:p text:style-name="Preformatted_20_Text">Choice B: prints full probability distribution</text:p>
      <text:p text:style-name="Preformatted_20_Text">- Why: gives interpretability beyond top-1 class.</text:p>
      <text:p text:style-name="Preformatted_20_Text"/>
      <text:p text:style-name="Preformatted_20_Text">Choice C: keeps CLI output simple text</text:p>
      <text:p text:style-name="Preformatted_20_Text">- Why: easy integration into shell scripts and demos.</text:p>
      <text:p text:style-name="Preformatted_20_Text"/>
      <text:p text:style-name="Preformatted_20_Text"/>
      <text:p text:style-name="Preformatted_20_Text">4.9 `src/models/gui_predict.py`</text:p>
      <text:p text:style-name="Preformatted_20_Text"/>
      <text:p text:style-name="Preformatted_20_Text">Choice A: GUI entrypoint with `main()`</text:p>
      <text:p text:style-name="Preformatted_20_Text">- Why: consistent structure with other modules.</text:p>
      <text:p text:style-name="Preformatted_20_Text"/>
      <text:p text:style-name="Preformatted_20_Text">Choice B: path resolution helpers (`resolve_config_path`, `resolve_project_path`)</text:p>
      <text:p text:style-name="Preformatted_20_Text">- Why:</text:p>
      <text:p text:style-name="Preformatted_20_Text"><text:s text:c="2"/>- robust execution from project root or subdirectories</text:p>
      <text:p text:style-name="Preformatted_20_Text"><text:s text:c="2"/>- avoids common relative-path failures</text:p>
      <text:p text:style-name="Preformatted_20_Text"/>
      <text:p text:style-name="Preformatted_20_Text">Choice C: `sys.path` bootstrap for direct script mode</text:p>
      <text:p text:style-name="Preformatted_20_Text">- Why: allows `python gui_predict.py` without package import errors.</text:p>
      <text:p text:style-name="Preformatted_20_Text"/>
      <text:p text:style-name="Preformatted_20_Text">Choice D: callback-based upload/predict flow</text:p>
      <text:p text:style-name="Preformatted_20_Text">- Why: idiomatic event-driven Tkinter design.</text:p>
      <text:p text:style-name="Preformatted_20_Text"/>
      <text:p text:style-name="Preformatted_20_Text">Choice E: thumbnail preview via PIL</text:p>
      <text:p text:style-name="Preformatted_20_Text">- Why: UI usability and instant visual feedback.</text:p>
      <text:p text:style-name="Preformatted_20_Text"/>
      <text:p text:style-name="Preformatted_20_Text">Choice F: show predicted class + confidence (labeled as Accuracy)</text:p>
      <text:p text:style-name="Preformatted_20_Text">- Why: clear user-facing result format for quick interpretation.</text:p>
      <text:p text:style-name="Preformatted_20_Text"/>
      <text:p text:style-name="Preformatted_20_Text">Choice G: explicit buttons (`Upload New Image`, `Quit`)</text:p>
      <text:p text:style-name="Preformatted_20_Text">- Why: direct and user-friendly interaction model.</text:p>
      <text:p text:style-name="Preformatted_20_Text"/>
      <text:p text:style-name="Preformatted_20_Text"/>
      <text:p text:style-name="Preformatted_20_Text">=================================================================</text:p>
      <text:p text:style-name="Preformatted_20_Text">5) Why these Python choices are coherent together</text:p>
      <text:p text:style-name="Preformatted_20_Text">=================================================================</text:p>
      <text:p text:style-name="Preformatted_20_Text"/>
      <text:p text:style-name="Preformatted_20_Text">These choices combine into a coherent engineering style:</text:p>
      <text:p text:style-name="Preformatted_20_Text">- Standard library where possible (`argparse`, `pathlib`, `tkinter`)</text:p>
      <text:p text:style-name="Preformatted_20_Text">- Focused third-party dependencies only where needed (TF, NumPy, Pandas, PIL, YAML)</text:p>
      <text:p text:style-name="Preformatted_20_Text">- Modular code boundaries with low coupling</text:p>
      <text:p text:style-name="Preformatted_20_Text">- Reproducible config-driven runtime</text:p>
      <text:p text:style-name="Preformatted_20_Text">- Fail-fast behavior for missing resources</text:p>
      <text:p text:style-name="Preformatted_20_Text">- Practical outputs for reporting and automation</text:p>
      <text:p text:style-name="Preformatted_20_Text"/>
      <text:p text:style-name="Preformatted_20_Text"/>
      <text:p text:style-name="Preformatted_20_Text">=================================================================</text:p>
      <text:p text:style-name="Preformatted_20_Text">6) Tradeoffs of current Python choices</text:p>
      <text:p text:style-name="Preformatted_20_Text">=================================================================</text:p>
      <text:p text:style-name="Preformatted_20_Text"/>
      <text:p text:style-name="Preformatted_20_Text">6.1 Class labels inferred from folder names</text:p>
      <text:p text:style-name="Preformatted_20_Text">- Benefit: no hardcoded classes.</text:p>
      <text:p text:style-name="Preformatted_20_Text">- Tradeoff: can drift if folders are modified after training.</text:p>
      <text:p text:style-name="Preformatted_20_Text"/>
      <text:p text:style-name="Preformatted_20_Text">6.2 Tkinter GUI</text:p>
      <text:p text:style-name="Preformatted_20_Text">- Benefit: zero web stack, quick local use.</text:p>
      <text:p text:style-name="Preformatted_20_Text">- Tradeoff: less portable for remote/browser-based deployment.</text:p>
      <text:p text:style-name="Preformatted_20_Text"/>
      <text:p text:style-name="Preformatted_20_Text">6.3 Sequential CNN baseline</text:p>
      <text:p text:style-name="Preformatted_20_Text">- Benefit: clarity and simplicity.</text:p>
      <text:p text:style-name="Preformatted_20_Text">- Tradeoff: may underperform transfer-learning backbones.</text:p>
      <text:p text:style-name="Preformatted_20_Text"/>
      <text:p text:style-name="Preformatted_20_Text">6.4 YAML without formal schema validation library</text:p>
      <text:p text:style-name="Preformatted_20_Text">- Benefit: lightweight.</text:p>
      <text:p text:style-name="Preformatted_20_Text">- Tradeoff: malformed key structures may fail later in runtime.</text:p>
      <text:p text:style-name="Preformatted_20_Text"/>
      <text:p text:style-name="Preformatted_20_Text"/>
      <text:p text:style-name="Preformatted_20_Text">=================================================================</text:p>
      <text:p text:style-name="Preformatted_20_Text">7) Suggested Python-level improvements</text:p>
      <text:p text:style-name="Preformatted_20_Text">=================================================================</text:p>
      <text:p text:style-name="Preformatted_20_Text"/>
      <text:p text:style-name="Preformatted_20_Text">1. Add dataclass-based typed config wrappers</text:p>
      <text:p text:style-name="Preformatted_20_Text">- Improves key safety and editor guidance.</text:p>
      <text:p text:style-name="Preformatted_20_Text"/>
      <text:p text:style-name="Preformatted_20_Text">2. Persist class mapping JSON during training</text:p>
      <text:p text:style-name="Preformatted_20_Text">- Prevents label-order mismatch in future inference.</text:p>
      <text:p text:style-name="Preformatted_20_Text"/>
      <text:p text:style-name="Preformatted_20_Text">3. Introduce shared inference service function</text:p>
      <text:p text:style-name="Preformatted_20_Text">- Reuse same prediction core between CLI and GUI to reduce duplication.</text:p>
      <text:p text:style-name="Preformatted_20_Text"/>
      <text:p text:style-name="Preformatted_20_Text">4. Add richer exception classes for config/path errors</text:p>
      <text:p text:style-name="Preformatted_20_Text">- Improves user feedback and test granularity.</text:p>
      <text:p text:style-name="Preformatted_20_Text"/>
      <text:p text:style-name="Preformatted_20_Text">5. Add module-level docstrings for all public modules</text:p>
      <text:p text:style-name="Preformatted_20_Text">- Better maintainability and generated documentation quality.</text:p>
      <text:p text:style-name="Preformatted_20_Text"/>
      <text:p text:style-name="Preformatted_20_Text"/>
      <text:p text:style-name="Preformatted_20_Text">=================================================================</text:p>
      <text:p text:style-name="Preformatted_20_Text">8) Conclusion</text:p>
      <text:p text:style-name="Preformatted_20_Text">=================================================================</text:p>
      <text:p text:style-name="Preformatted_20_Text"/>
      <text:p text:style-name="Preformatted_20_Text">The current Python choices are appropriate for a structured ML project aimed at both academic clarity and practical usability. The code uses strong defaults: modular boundaries, clear runtime entrypoints, consistent config handling, and explicit data/model flow. The architecture is extensible and can be upgraded incrementally without major rewrites.</text:p>
      <text:p text:style-name="Preformatted_20_Text"/>
      <text:p text:style-name="Preformatted_20_Text">End of repor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0" meta:image-count="0" meta:object-count="0" meta:page-count="1" meta:paragraph-count="228" meta:word-count="1338" meta:character-count="10402" meta:non-whitespace-character-count="9202"/>
    <meta:generator>LibreOffice/25.8.5.2$Linux_X86_64 LibreOffice_project/580$Build-2</meta:generator>
  </office:meta>
</office:document-meta>
</file>